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color="#ffffff" draw:fill-color="#95b241" draw:textarea-horizontal-align="justify" draw:textarea-vertical-align="middle" draw:auto-grow-height="false" fo:min-height="1.6cm" fo:min-width="6.6cm"/>
    </style:style>
    <style:style style:name="gr4" style:family="graphic" style:parent-style-name="standard">
      <style:graphic-properties draw:stroke="solid" svg:stroke-color="#ffffff" draw:fill-color="#b62118" draw:textarea-horizontal-align="justify" draw:textarea-vertical-align="middle" draw:auto-grow-height="false" fo:min-height="1.6cm" fo:min-width="6.6cm"/>
    </style:style>
    <style:style style:name="gr5" style:family="graphic" style:parent-style-name="standard">
      <style:graphic-properties draw:stroke="solid" svg:stroke-color="#ffffff" draw:fill-color="#34a3c5" draw:textarea-horizontal-align="justify" draw:textarea-vertical-align="middle" draw:auto-grow-height="false" fo:min-height="1.6cm" fo:min-width="6.6cm"/>
    </style:style>
    <style:style style:name="gr6" style:family="graphic" style:parent-style-name="standard">
      <style:graphic-properties draw:stroke="none" svg:stroke-color="#000000" draw:fill="none" draw:fill-color="#ffffff" draw:auto-grow-height="false" fo:min-height="0.907cm"/>
    </style:style>
    <style:style style:name="gr7" style:family="graphic" style:parent-style-name="standard">
      <style:graphic-properties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8" style:family="graphic" style:parent-style-name="standard">
      <style:graphic-properties draw:stroke="none" svg:stroke-color="#000000" draw:fill="none" draw:fill-color="#ffffff" fo:min-height="1.1cm"/>
    </style:style>
    <style:style style:name="gr9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1cm"/>
    </style:style>
    <style:style style:name="gr10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6cm" fo:padding-top="0.5cm" fo:padding-bottom="0.5cm" fo:padding-left="0.5cm" fo:padding-right="0.5cm"/>
    </style:style>
    <style:style style:name="gr11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2" style:family="graphic" style:parent-style-name="standard">
      <style:graphic-properties draw:stroke="solid" svg:stroke-width="0.1cm" svg:stroke-color="#ffffff" draw:marker-start-width="0.15cm" draw:marker-end-width="0.15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3" style:family="graphic" style:parent-style-name="standard">
      <style:graphic-properties draw:stroke="solid" svg:stroke-width="0.1cm" svg:stroke-color="#ffffff" draw:marker-start-width="0.15cm" draw:marker-end-width="0.15cm" draw:fill-color="#95b241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4" style:family="graphic" style:parent-style-name="standard">
      <style:graphic-properties draw:stroke="solid" svg:stroke-width="0.1cm" svg:stroke-color="#ffffff" draw:marker-start-width="0.15cm" draw:marker-end-width="0.15cm" draw:fill-color="#b62118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5" style:family="graphic" style:parent-style-name="standard">
      <style:graphic-properties draw:stroke="solid"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6" style:family="graphic" style:parent-style-name="standard">
      <style:graphic-properties draw:stroke="solid" svg:stroke-width="0.1cm" svg:stroke-color="#ffffff" draw:marker-start-width="0.454cm" draw:marker-end-width="0.454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7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6.502cm" fo:padding-top="0.124cm" fo:padding-bottom="0.124cm" fo:padding-left="0.249cm" fo:padding-right="0.249cm" draw:shadow-opacity="100%"/>
    </style:style>
    <style:style style:name="gr18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9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ffset-x="0.305cm" draw:shadow-offset-y="0.305cm" draw:shadow-opacity="100%"/>
    </style:style>
    <style:style style:name="gr20" style:family="graphic" style:parent-style-name="standard">
      <style:graphic-properties draw:stroke="none" svg:stroke-color="#000000" draw:fill="none" draw:fill-color="#ffffff" draw:textarea-vertical-align="bottom" fo:min-height="0.643cm"/>
    </style:style>
    <style:style style:name="gr21" style:family="graphic" style:parent-style-name="standard">
      <style:graphic-properties draw:stroke="solid" svg:stroke-width="0.1cm" svg:stroke-color="#ffffff" draw:marker-start-width="0.15cm" draw:marker-end-width="0.15cm" draw:fill-color="#34a3c5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2" style:family="graphic" style:parent-style-name="standard">
      <style:graphic-properties draw:stroke="solid" svg:stroke-width="0.1cm" svg:stroke-color="#ffffff" draw:marker-start-width="0.15cm" draw:marker-end-width="0.15cm" draw:fill-color="#95b241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3" style:family="graphic" style:parent-style-name="standard">
      <style:graphic-properties svg:stroke-width="0.1cm" svg:stroke-color="#ffffff" draw:marker-start-width="0.15cm" draw:marker-end-width="0.15cm" draw:fill-color="#b62118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4" style:family="graphic" style:parent-style-name="standard">
      <style:graphic-properties draw:stroke="none" svg:stroke-color="#000000" draw:fill="none" draw:fill-color="#ffffff" draw:textarea-vertical-align="bottom" fo:min-height="0.6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 style:list-style-name="L5">
      <style:graphic-properties draw:fill-color="#ffffff" fo:min-height="15.001cm"/>
    </style:style>
    <style:style style:name="pr10" style:family="presentation" style:parent-style-name="Default-outline1">
      <style:graphic-properties fo:min-height="13.861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outline1" style:list-style-name="L7">
      <style:graphic-properties draw:auto-grow-height="true" fo:min-height="11.25cm"/>
    </style:style>
    <style:style style:name="pr13" style:family="presentation" style:parent-style-name="Default-outline1">
      <style:graphic-properties fo:min-height="15.001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  <style:text-properties fo:font-size="32pt" style:font-size-asian="32pt" style:font-size-complex="32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text-properties fo:font-size="32pt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/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>
        <style:tab-stops/>
      </style:paragraph-properties>
    </style:style>
    <style:style style:name="P14" style:family="paragraph">
      <style:paragraph-properties fo:text-align="center"/>
    </style:style>
    <style:style style:name="P15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b62118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000000"/>
    </style:style>
    <style:style style:name="P20" style:family="paragraph">
      <style:paragraph-properties fo:text-align="center"/>
      <style:text-properties fo:color="#000000"/>
    </style:style>
    <style:style style:name="P21" style:family="paragraph">
      <loext:graphic-properties draw:fill="none" draw:fill-color="#ffffff"/>
      <style:paragraph-properties fo:text-align="center"/>
      <style:text-properties fo:color="#000000"/>
    </style:style>
    <style:style style:name="P22" style:family="paragraph">
      <loext:graphic-properties draw:fill-color="#34a3c5" draw:opacity="100%"/>
      <style:paragraph-properties fo:text-align="center"/>
      <style:text-properties fo:color="#ffffff" fo:font-style="normal" fo:font-weight="bold" style:font-size-asian="18pt" style:font-size-complex="18pt"/>
    </style:style>
    <style:style style:name="P23" style:family="paragraph">
      <loext:graphic-properties draw:fill-color="#95b241" draw:opacity="100%"/>
      <style:paragraph-properties fo:text-align="center"/>
      <style:text-properties fo:color="#ffffff" fo:font-style="normal" fo:font-weight="bold" style:font-size-complex="18pt"/>
    </style:style>
    <style:style style:name="P24" style:family="paragraph">
      <loext:graphic-properties draw:fill-color="#b62118" draw:opacity="100%"/>
      <style:paragraph-properties fo:text-align="center"/>
      <style:text-properties fo:color="#ffffff" fo:font-style="normal" fo:font-weight="bold" style:font-size-complex="18pt"/>
    </style:style>
    <style:style style:name="P25" style:family="paragraph">
      <loext:graphic-properties draw:fill-color="#808080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26" style:family="paragraph">
      <loext:graphic-properties draw:fill-color="#34a3c5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27" style:family="paragraph">
      <loext:graphic-properties draw:fill="none" draw:fill-color="#ffffff"/>
      <style:paragraph-properties fo:text-align="center"/>
      <style:text-properties fo:color="#000000" fo:font-size="18pt" style:font-size-asian="18pt" style:font-size-complex="18pt"/>
    </style:style>
    <style:style style:name="P28" style:family="paragraph">
      <loext:graphic-properties draw:fill-color="#34a3c5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29" style:family="paragraph">
      <loext:graphic-properties draw:fill-color="#95b241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0" style:family="paragraph">
      <loext:graphic-properties draw:fill-color="#b62118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1" style:family="paragraph">
      <style:paragraph-properties fo:margin-left="0cm" fo:margin-right="0cm" fo:text-indent="0cm"/>
    </style:style>
    <style:style style:name="P32" style:family="paragraph">
      <style:text-properties fo:font-weight="bold" style:font-weight-asian="bold" style:font-weight-complex="bold"/>
    </style:style>
    <style:style style:name="P3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size="32pt" style:font-size-asian="32pt" style:font-size-complex="32pt"/>
    </style:style>
    <style:style style:name="T6" style:family="text">
      <style:text-properties fo:color="#95b241" fo:font-size="32pt" style:font-size-asian="32pt" style:font-size-complex="32pt"/>
    </style:style>
    <style:style style:name="T7" style:family="text">
      <style:text-properties fo:color="#34a3c5" fo:font-size="32pt" style:font-size-asian="32pt" style:font-size-complex="32pt"/>
    </style:style>
    <style:style style:name="T8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95b241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34a3c5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12pt" style:font-size-asian="12pt" style:font-weight-asian="normal" style:font-size-complex="12pt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000000"/>
    </style:style>
    <style:style style:name="T15" style:family="text">
      <style:text-properties fo:color="#ffffff" fo:font-size="18pt" fo:font-style="normal" fo:font-weight="bold" style:font-size-asian="18pt" style:font-size-complex="18pt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8pt" style:font-size-asian="18pt" style:font-weight-asian="normal" style:font-size-complex="18pt"/>
    </style:style>
    <style:style style:name="T20" style:family="text">
      <style:text-properties fo:font-size="32pt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27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est-driven Developmen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</text:span><text:span text:style-name="T1">Dirk Riehle</text:span></text:p>
            <text:p text:style-name="P1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2"/></text:p>
            <text:p text:style-name="P1"><text:span text:style-name="T1">ADAP B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Nürnberg – </text:span><text:span text:style-name="T4">FAU, in short.</text:span></text:p>
              <text:p><text:span text:style-name="T4">Corporate identity wants us to </text:span><text:span text:style-name="T4">say 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-driven Development in Context</text:p>
          </draw:text-box>
        </draw:frame>
        <draw:frame presentation:style-name="Default-subtitle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Tests </text:span><text:span text:style-name="T1">and </text:span><text:span text:style-name="T1">Testing</text:span></text:p>
              </text:list-item>
              <text:list-item>
                <text:p text:style-name="P4"><text:span text:style-name="T1">Test-</text:span><text:span text:style-name="T1">first </text:span><text:span text:style-name="T1">Progra</text:span><text:span text:style-name="T1">mming</text:span></text:p>
              </text:list-item>
              <text:list-item>
                <text:p text:style-name="P4"><text:span text:style-name="T1">Test-</text:span><text:span text:style-name="T1">driven </text:span><text:span text:style-name="T1">Develop</text:span><text:span text:style-name="T1">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est-First Programming [B02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est-first programming is a practice in which developers</text:p>
                <text:list>
                  <text:list-item>
                    <text:p>write a test before they implement the actual functionality</text:p>
                  </text:list-item>
                  <text:list-item>
                    <text:p>iterate over an “add new or enhance test, make test work” loop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unctionality is a by-product of making the tests work</text:p>
                <text:list>
                  <text:list-item>
                    <text:p>Test-first programming</text:p>
                    <text:list>
                      <text:list-item>
                        <text:p>clarifies code functionality and interfaces</text:p>
                      </text:list-item>
                      <text:list-item>
                        <text:p>improves code quality through second use scenario</text:p>
                      </text:list-item>
                      <text:list-item>
                        <text:p>builds up test suite for continuous integration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-First Rules 1 / 2</text:p>
          </draw:text-box>
        </draw:frame>
        <draw:frame presentation:style-name="Default-subtitle" draw:text-style-name="P5" draw:layer="layout" svg:width="27cm" svg:height="11.5cm" svg:x="0.5cm" svg:y="2.25cm" presentation:class="subtitle">
          <draw:text-box>
            <text:p text:style-name="P5"><text:span text:style-name="T5">Only write </text:span><text:span text:style-name="T5">new code,</text:span></text:p>
            <text:p text:style-name="P5"><text:span text:style-name="T6">when a test </text:span><text:span text:style-name="T6">fails.</text:span><text:span text:style-name="T6"><text:line-break/></text:span><text:span text:style-name="T6"/></text:p>
            <text:p text:style-name="P5"><text:span text:style-name="T7">Then, </text:span><text:span text:style-name="T7">eliminate </text:span><text:span text:style-name="T7">wast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-First Rules 2 / 2</text:p>
          </draw:text-box>
        </draw:frame>
        <draw:frame presentation:style-name="pr9" draw:text-style-name="P9" draw:layer="layout" svg:width="27cm" svg:height="11.5cm" svg:x="0.5cm" svg:y="2.25cm" presentation:class="subtitle">
          <draw:text-box>
            <text:list text:style-name="L5">
              <text:list-item>
                <text:p text:style-name="P8"><text:span text:style-name="T8">Red</text:span></text:p>
              </text:list-item>
              <text:list-item>
                <text:p text:style-name="P8"><text:span text:style-name="T9">Green</text:span></text:p>
              </text:list-item>
              <text:list-item>
                <text:p text:style-name="P8"><text:span text:style-name="T10">Refacto</text:span><text:span text:style-name="T10">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oman Numerals Explained</text:p>
          </draw:text-box>
        </draw:frame>
        <draw:frame presentation:style-name="pr10" draw:layer="layout" svg:width="13.175cm" svg:height="11.5cm" svg:x="0.5cm" svg:y="2.25cm" presentation:class="outline">
          <draw:text-box>
            <text:list text:style-name="L4">
              <text:list-item>
                <text:p>Base Values</text:p>
                <text:list>
                  <text:list-item>
                    <text:p>'I'<text:tab/>=<text:tab/>1</text:p>
                  </text:list-item>
                  <text:list-item>
                    <text:p>'V'<text:tab/>=<text:tab/>5</text:p>
                  </text:list-item>
                  <text:list-item>
                    <text:p>'X'<text:tab/>=<text:tab/>10</text:p>
                  </text:list-item>
                  <text:list-item>
                    <text:p>'L'<text:tab/>=<text:tab/>50</text:p>
                  </text:list-item>
                  <text:list-item>
                    <text:p>'C'<text:tab/>=<text:tab/>100</text:p>
                  </text:list-item>
                  <text:list-item>
                    <text:p>'D'<text:tab/>=<text:tab/>500</text:p>
                  </text:list-item>
                  <text:list-item>
                    <text:p>'M'<text:tab/>=<text:tab/>1000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4">
              <text:list-item>
                <text:p>Parsing Rules</text:p>
                <text:list>
                  <text:list-item>
                    <text:p>Smaller base cases to the right:</text:p>
                    <text:list>
                      <text:list-item>
                        <text:p>Added to valu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maller base cases to the left:</text:p>
                    <text:list>
                      <text:list-item>
                        <text:p>Subtracted from valu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ule 2 takes precedence over rule 1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oman Numerals Example [1]</text:p>
          </draw:text-box>
        </draw:frame>
        <draw:frame presentation:style-name="Default-subtitle" draw:text-style-name="P10" draw:layer="layout" svg:width="27cm" svg:height="11.5cm" svg:x="0.5cm" svg:y="2.25cm" presentation:class="subtitle">
          <draw:text-box>
            <text:p text:style-name="P10">Roman numerals “coding kata”</text:p>
          </draw:text-box>
        </draw:frame>
        <draw:frame draw:style-name="gr2" draw:text-style-name="P12" draw:layer="layout" svg:width="20cm" svg:height="4cm" svg:x="0cm" svg:y="11.75cm">
          <draw:text-box>
            <text:p text:style-name="P11"><text:span text:style-name="T11">[1]</text:span><text:span text:style-name="T11"><text:tab/></text:span><text:span text:style-name="T11"><text:a xlink:href="https://www.youtube.com/watch?v=QR0v70g1jVk&amp;t=7s" xlink:type="simple">https://www.youtube.com/watch?v=QR0v70g1jVk&amp;t=7s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Video Lesson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Implements tests first, functions second</text:p>
              </text:list-item>
              <text:list-item>
                <text:p>Provides trivial implementations first</text:p>
              </text:list-item>
              <text:list-item>
                <text:p>Provides full implementations incrementally</text:p>
              </text:list-item>
              <text:list-item>
                <text:p>Programs with no slack at all, only progress</text:p>
              </text:list-item>
              <text:list-item>
                <text:p>Uses many IDE refactoring functions</text:p>
              </text:list-item>
              <text:list-item>
                <text:p>Views test code and function code in parallel windows</text:p>
              </text:list-item>
              <text:list-item>
                <text:p>Uses JUnitMax for unobtrusive feedback</text:p>
              </text:list-item>
              <text:list-item>
                <text:p>Deletes code after finishing coding k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est-driven Development (TDD) 1 / 3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est-driven development</text:p>
                <text:list>
                  <text:list-item>
                    <text:p>Is a minimal development process based on test-first programming</text:p>
                  </text:list-item>
                  <text:list-item>
                    <text:p>Turns feature requests into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test-driven development</text:p>
                <text:list>
                  <text:list-item>
                    <text:p>To grow the product incrementally and steadily</text:p>
                  </text:list-item>
                  <text:list-item>
                    <text:p>To be able to release after every feature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est-driven Development 2 / 3</text:p>
          </draw:text-box>
        </draw:frame>
        <draw:frame presentation:style-name="pr12" draw:text-style-name="P13" draw:layer="layout" svg:width="27cm" svg:height="11.25cm" svg:x="0.5cm" svg:y="2.25cm" presentation:class="outline">
          <draw:text-box>
            <text:list text:style-name="L7">
              <text:list-item>
                <text:p text:style-name="P13">Translate partial or full feature description into test suite</text:p>
              </text:list-item>
              <text:list-item>
                <text:p text:style-name="P13">Implement feature to fulfill (“green-bar”) test suite</text:p>
              </text:list-item>
              <text:list-item>
                <text:p text:style-name="P13">Revise test suite from new insights</text:p>
              </text:list-item>
              <text:list-item>
                <text:p text:style-name="P13">Refactor test suite to keep design and code clean</text:p>
              </text:list-item>
              <text:list-item>
                <text:p text:style-name="P13">Refactor implementation to keep design and code clean</text:p>
              </text:list-item>
              <text:list-item>
                <text:p text:style-name="P13">Move on when test suite is complete and all tests succeed</text:p>
              </text:list-item>
            </text:list>
          </draw:text-box>
        </draw:frame>
        <draw:g>
          <draw:custom-shape draw:style-name="gr3" draw:text-style-name="P15" draw:layer="layout" svg:width="7cm" svg:height="2cm" svg:x="19cm" svg:y="10.5cm">
            <text:p text:style-name="P14"><text:span text:style-name="T12">implementa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6" draw:layer="layout" svg:width="7cm" svg:height="2cm" svg:x="10cm" svg:y="10.5cm">
            <text:p text:style-name="P14"><text:span text:style-name="T13">test suit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7cm" svg:height="2cm" svg:x="1cm" svg:y="10.5cm">
            <text:p text:style-name="P14"><text:span text:style-name="T12">feature</text:span></text:p>
            <draw:enhanced-geometry svg:viewBox="0 0 21600 21600" draw:type="rectangle" draw:enhanced-path="M 0 0 L 21600 0 21600 21600 0 21600 0 0 Z N"/>
          </draw:custom-shape>
          <draw:frame draw:style-name="gr6" draw:text-style-name="P19" draw:layer="layout" svg:width="5cm" svg:height="1.5cm" svg:x="11cm" svg:y="12.5cm">
            <draw:text-box>
              <text:p text:style-name="P18"><text:span text:style-name="T14">4 </text:span></text:p>
            </draw:text-box>
          </draw:frame>
          <draw:polyline draw:style-name="gr7" draw:text-style-name="P20" draw:layer="layout" svg:width="0.999cm" svg:height="4.499cm" svg:x="26cm" svg:y="7cm" svg:viewBox="0 0 1000 4500" draw:points="0,4500 1000,4500 1000,0">
            <text:p/>
          </draw:polyline>
          <draw:line draw:style-name="gr7" draw:text-style-name="P20" draw:layer="layout" svg:x1="17cm" svg:y1="11.5cm" svg:x2="19cm" svg:y2="11.5cm">
            <text:p/>
          </draw:line>
          <draw:polyline draw:style-name="gr7" draw:text-style-name="P20" draw:layer="layout" svg:width="4.999cm" svg:height="1.499cm" svg:x="11cm" svg:y="12.5cm" svg:viewBox="0 0 5000 1500" draw:points="5000,0 5000,1500 0,1500 0,0">
            <text:p/>
          </draw:polyline>
          <draw:polyline draw:style-name="gr7" draw:text-style-name="P20" draw:layer="layout" svg:width="8.999cm" svg:height="1.499cm" svg:x="13.5cm" svg:y="9cm" svg:viewBox="0 0 9000 1500" draw:points="9000,1500 9000,0 1,0 0,1500">
            <text:p/>
          </draw:polyline>
          <draw:frame draw:style-name="gr8" draw:text-style-name="P21" draw:layer="layout" svg:width="2cm" svg:height="1.5cm" svg:x="8cm" svg:y="9.925cm">
            <draw:text-box>
              <text:p text:style-name="P14"><text:span text:style-name="T14">1</text:span></text:p>
            </draw:text-box>
          </draw:frame>
          <draw:frame draw:style-name="gr8" draw:text-style-name="P21" draw:layer="layout" svg:width="2cm" svg:height="1.5cm" svg:x="17cm" svg:y="9.925cm">
            <draw:text-box>
              <text:p text:style-name="P14"><text:span text:style-name="T14">2</text:span></text:p>
            </draw:text-box>
          </draw:frame>
          <draw:frame draw:style-name="gr9" draw:text-style-name="P19" draw:layer="layout" svg:width="4.5cm" svg:height="1.5cm" svg:x="18cm" svg:y="7.425cm">
            <draw:text-box>
              <text:p text:style-name="P18"><text:span text:style-name="T14">3 </text:span></text:p>
            </draw:text-box>
          </draw:frame>
          <draw:frame draw:style-name="gr10" draw:text-style-name="P19" draw:layer="layout" svg:width="2cm" svg:height="2.6cm" svg:x="25cm" svg:y="7.2cm">
            <draw:text-box>
              <text:p text:style-name="P18"><text:span text:style-name="T14">6</text:span></text:p>
            </draw:text-box>
          </draw:frame>
          <draw:frame draw:style-name="gr6" draw:text-style-name="P19" draw:layer="layout" svg:width="5cm" svg:height="1.5cm" svg:x="20cm" svg:y="12.5cm">
            <draw:text-box>
              <text:p text:style-name="P18"><text:span text:style-name="T14">5 </text:span></text:p>
            </draw:text-box>
          </draw:frame>
          <draw:polyline draw:style-name="gr7" draw:text-style-name="P20" draw:layer="layout" svg:width="4.999cm" svg:height="1.499cm" svg:x="20cm" svg:y="12.5cm" svg:viewBox="0 0 5000 1500" draw:points="5000,0 5000,1500 0,1500 0,0">
            <text:p/>
          </draw:polyline>
          <draw:line draw:style-name="gr7" draw:text-style-name="P20" draw:layer="layout" svg:x1="8cm" svg:y1="11.5cm" svg:x2="10cm" svg:y2="11.5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2.194cm" svg:height="10.476cm" svg:x="4.697cm" svg:y="2.123cm" draw:page-number="10" presentation:class="page"/>
          <draw:frame presentation:style-name="pr1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 presentation:user-transformed="true">
          <draw:text-box>
            <text:p>Test-driven Development 3 / 3</text:p>
          </draw:text-box>
        </draw:frame>
        <draw:g>
          <draw:custom-shape draw:style-name="gr11" draw:text-style-name="P22" draw:layer="layout" svg:width="2cm" svg:height="2cm" svg:x="3.5cm" svg:y="6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2" draw:layer="layout" svg:width="2cm" svg:height="2cm" svg:x="3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3" draw:layer="layout" svg:width="2cm" svg:height="2cm" svg:x="21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24" draw:layer="layout" svg:width="2cm" svg:height="2cm" svg:x="12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25" draw:layer="layout" svg:width="7cm" svg:height="1cm" svg:x="1cm" svg:y="14.25cm">
            <text:p text:style-name="P14"><text:span text:style-name="T15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7cm" svg:height="1cm" svg:x="1cm" svg:y="3.25cm">
            <text:p text:style-name="P14"><text:span text:style-name="T15">feature n+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6" draw:layer="layout" svg:width="7cm" svg:height="2cm" svg:x="1cm" svg:y="4.25cm">
            <text:p text:style-name="P14"><text:span text:style-name="T15">feature n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5" draw:layer="layout" svg:width="7cm" svg:height="1cm" svg:x="1cm" svg:y="12.25cm">
            <text:p text:style-name="P14"><text:span text:style-name="T15">feature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7cm" svg:height="1cm" svg:x="1cm" svg:y="13.25cm">
            <text:p text:style-name="P14"><text:span text:style-name="T15">feature n-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yout" svg:width="7cm" svg:height="1cm" svg:x="10cm" svg:y="12.25cm">
            <text:p text:style-name="P14"><text:span text:style-name="T15">test suite n-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yout" svg:width="7cm" svg:height="1cm" svg:x="10cm" svg:y="13.25cm">
            <text:p text:style-name="P14"><text:span text:style-name="T15">test suite n-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7cm" svg:height="1cm" svg:x="19cm" svg:y="12.25cm">
            <text:p text:style-name="P14"><text:span text:style-name="T15">implementation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7cm" svg:height="1cm" svg:x="19cm" svg:y="13.25cm">
            <text:p text:style-name="P14"><text:span text:style-name="T15">implementation n-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5" draw:layer="layout" svg:width="7cm" svg:height="1cm" svg:x="10cm" svg:y="14.25cm">
            <text:p text:style-name="P14"><text:span text:style-name="T15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7cm" svg:height="1cm" svg:x="19cm" svg:y="14.25cm">
            <text:p text:style-name="P14"><text:span text:style-name="T15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7cm" svg:height="1cm" svg:x="1cm" svg:y="2.25cm">
            <text:p text:style-name="P14"><text:span text:style-name="T15">...</text:span></text:p>
            <draw:enhanced-geometry svg:viewBox="0 0 21600 21600" draw:type="rectangle" draw:enhanced-path="M 0 0 L 21600 0 21600 21600 0 21600 0 0 Z N"/>
          </draw:custom-shape>
          <draw:frame draw:style-name="gr20" draw:text-style-name="P27" draw:layer="layout" svg:width="8.893cm" svg:height="1.112cm" svg:x="13.474cm" svg:y="4.103cm">
            <draw:text-box>
              <text:p text:style-name="P14"><text:span text:style-name="T16">on to next feature</text:span></text:p>
            </draw:text-box>
          </draw:frame>
          <draw:custom-shape draw:style-name="gr21" draw:text-style-name="P28" draw:layer="layout" svg:width="7cm" svg:height="2cm" svg:x="1cm" svg:y="8.25cm">
            <text:p text:style-name="P14"><text:span text:style-name="T17">feat</text:span><text:span text:style-name="T17">ure </text:span><text:span text:style-name="T17">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9" draw:layer="layout" svg:width="7cm" svg:height="2cm" svg:x="19cm" svg:y="8.25cm">
            <text:p text:style-name="P14"><text:span text:style-name="T17">impl</text:span><text:span text:style-name="T17">eme</text:span><text:span text:style-name="T17">ntati</text:span><text:span text:style-name="T17">on n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0" draw:layer="layout" svg:width="7cm" svg:height="2cm" svg:x="10cm" svg:y="8.25cm">
            <text:p text:style-name="P14"><text:span text:style-name="T17">test </text:span><text:span text:style-name="T17">suite </text:span><text:span text:style-name="T17">n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8cm" svg:y1="9.25cm" svg:x2="10cm" svg:y2="9.25cm">
            <text:p/>
          </draw:line>
          <draw:line draw:style-name="gr7" draw:text-style-name="P20" draw:layer="layout" svg:x1="17cm" svg:y1="9.25cm" svg:x2="19cm" svg:y2="9.25cm">
            <text:p/>
          </draw:line>
          <draw:polyline draw:style-name="gr7" draw:text-style-name="P14" draw:layer="layout" svg:width="18.999cm" svg:height="3.999cm" svg:x="8cm" svg:y="5.25cm" svg:viewBox="0 0 19000 4000" draw:points="18000,4000 19000,4000 19000,0 0,0">
            <text:p/>
          </draw:polyline>
          <draw:polyline draw:style-name="gr7" draw:text-style-name="P20" draw:layer="layout" svg:width="8.999cm" svg:height="1.499cm" svg:x="13.5cm" svg:y="6.75cm" svg:viewBox="0 0 9000 1500" draw:points="9000,1500 9000,0 0,0 0,1500">
            <text:p/>
          </draw:polyline>
          <draw:frame draw:style-name="gr24" draw:text-style-name="P27" draw:layer="layout" svg:width="9cm" svg:height="1.112cm" svg:x="13.5cm" svg:y="5.638cm">
            <draw:text-box>
              <text:p text:style-name="P14"><text:span text:style-name="T16">enhance test suit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2.194cm" svg:height="10.476cm" svg:x="4.697cm" svg:y="2.123cm" draw:page-number="11" presentation:class="page"/>
          <draw:frame presentation:style-name="pr1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ding Humor: Life without Tests</text:p>
          </draw:text-box>
        </draw:frame>
        <draw:frame presentation:style-name="pr13" draw:text-style-name="P32" draw:layer="layout" svg:width="27cm" svg:height="11.5cm" svg:x="0.5cm" svg:y="2.25cm" presentation:class="outline">
          <draw:text-box>
            <text:p text:style-name="P31"><text:span text:style-name="T18">YOU ARE IN A LEGACY CODEBASE</text:span></text:p>
            <text:p text:style-name="P31"><text:span text:style-name="T18"/></text:p>
            <text:p text:style-name="P31"><text:span text:style-name="T18">&gt; RUN TESTS</text:span></text:p>
            <text:p text:style-name="P31"><text:span text:style-name="T18">YOU HAVE NO TESTS.</text:span></text:p>
            <text:p text:style-name="P31"><text:span text:style-name="T18"/></text:p>
            <text:p text:style-name="P31"><text:span text:style-name="T18">&gt; READ SPEC</text:span></text:p>
            <text:p text:style-name="P31"><text:span text:style-name="T18">YOU HAVE NO SPEC.</text:span></text:p>
            <text:p text:style-name="P31"><text:span text:style-name="T18"/></text:p>
            <text:p text:style-name="P31"><text:span text:style-name="T18">&gt; WRITE FIX</text:span></text:p>
            <text:p text:style-name="P31"><text:span text:style-name="T18">YOU ARE EATEN BY AN OLDER CODE </text:span><text:span text:style-name="T18">HACK.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4">
              <text:list-item>
                <text:p>Test-first programming</text:p>
                <text:list>
                  <text:list-item>
                    <text:p>What it is, the rhythm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driven development</text:p>
                <text:list>
                  <text:list-item>
                    <text:p>How this simplest of all process 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2" draw:layer="layout" svg:width="20cm" svg:height="4cm" svg:x="0cm" svg:y="11.75cm">
          <draw:text-box>
            <text:p text:style-name="P33"><text:span text:style-name="T19">DR</text:span></text:p>
          </draw:text-box>
        </draw:frame>
        <draw:frame presentation:style-name="pr15" draw:text-style-name="P10" draw:layer="layout" svg:width="27cm" svg:height="7cm" svg:x="0.5cm" svg:y="8cm" presentation:class="subtitle">
          <draw:text-box>
            <text:p><text:span text:style-name="T20"><text:a xlink:href="mailto:dirk.riehle@fau.de" xlink:type="simple">dirk.riehle@fau.de</text:a></text:span><text:span text:style-name="T20"><text:s/>– </text:span><text:span text:style-name="T20"><text:a xlink:href="http://osr.cs.fau.de/" xlink:type="simple">http://osr.cs.fau.de</text:a></text:span></text:p>
            <text:p><text:span text:style-name="T21"><text:a xlink:href="mailto:dirk@riehle.org" xlink:type="simple">dirk@riehle.org</text:a></text:span><text:span text:style-name="T21"><text:s/>– </text:span><text:span text:style-name="T21"><text:a xlink:href="http://dirkriehle.com/" xlink:type="simple">http://dirkriehle.com</text:a></text:span><text:span text:style-name="T21"><text:s/>– </text:span><text:span text:style-name="T21"><text:a xlink:href="http://twitter.com/dirkriehle" xlink:type="simple">@dirkriehle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6" draw:text-style-name="P7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4">
              <text:list-item>
                <text:p text:style-name="P3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39M34S</meta:editing-duration>
    <meta:editing-cycles>179</meta:editing-cycles>
    <meta:generator>LibreOffice/6.0.7.3$Linux_X86_64 LibreOffice_project/00m0$Build-3</meta:generator>
    <meta:initial-creator>Dirk Riehle</meta:initial-creator>
    <dc:date>2019-09-22T17:32:54.098140994</dc:date>
    <meta:printed-by>Dirk Riehle</meta:printed-by>
    <meta:print-date>2013-05-04T19:19:21</meta:print-date>
    <dc:creator>D R</dc:creator>
    <meta:document-statistic meta:object-count="157"/>
    <meta:template xlink:type="simple" xlink:actuate="onRequest" xlink:title="True Blue Presentation" xlink:href="../../../../Templates/True%20Blue%20Presentation.otp" meta:date="2013-04-02T22:52:20"/>
  </office:meta>
</office:document-meta>
</file>